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Obraz 1" text:anchor-type="as-char" svg:x="0in" svg:y="0in" svg:width="6.29167in" svg:height="3.54167in" style:rel-width="scale" style:rel-height="scale"><draw:image xlink:href="media/image1.png" xlink:type="simple" xlink:show="embed" xlink:actuate="onLoad"/><svg:title/><svg:desc/></draw:frame></text:p>
      <text:soft-page-break/>
      <text:p text:style-name="Normalny"><draw:frame draw:style-name="a1" draw:name="Obraz 1" text:anchor-type="as-char" svg:x="0in" svg:y="0in" svg:width="6.3in" svg:height="4.98819in" style:rel-width="scale" style:rel-height="scale"><draw:image xlink:href="media/image2.png" xlink:type="simple" xlink:show="embed" xlink:actuate="onLoad"/><svg:title/><svg:desc>Obraz zawierający tekst, diagram, rysowanie, zrzut ekranu

Opis wygenerowany automatycznie</svg:desc></draw:frame><draw:frame draw:style-name="a2" draw:name="Obraz 1" text:anchor-type="as-char" svg:x="0in" svg:y="0in" svg:width="5.17781in" svg:height="3.92763in" style:rel-width="scale" style:rel-height="scale"><draw:image xlink:href="media/image3.png" xlink:type="simple" xlink:show="embed" xlink:actuate="onLoad"/><svg:title/><svg:desc>Obraz zawierający tekst, zrzut ekranu, diagram, linia

Opis wygenerowany automatycznie</svg:desc></draw:frame><text:soft-page-break/><draw:frame draw:style-name="a3" draw:name="Obraz 1" text:anchor-type="as-char" svg:x="0in" svg:y="0in" svg:width="6.3in" svg:height="5.57014in" style:rel-width="scale" style:rel-height="scale"><draw:image xlink:href="media/image4.png" xlink:type="simple" xlink:show="embed" xlink:actuate="onLoad"/><svg:title/><svg:desc>Obraz zawierający tekst, zrzut ekranu, diagram, Równolegle

Opis wygenerowany automatycznie</svg:desc></draw:frame><text:soft-page-break/><draw:frame draw:style-name="a4" draw:name="Obraz 1" text:anchor-type="as-char" svg:x="0in" svg:y="0in" svg:width="6.2092in" svg:height="4.87568in" style:rel-width="scale" style:rel-height="scale"><draw:image xlink:href="media/image5.png" xlink:type="simple" xlink:show="embed" xlink:actuate="onLoad"/><svg:title/><svg:desc>Obraz zawierający tekst, zrzut ekranu, diagram, Równolegle

Opis wygenerowany automatycznie</svg:desc></draw:frame><draw:frame draw:style-name="a5" draw:name="Obraz 1" text:anchor-type="as-char" svg:x="0in" svg:y="0in" svg:width="6.3in" svg:height="3.36181in" style:rel-width="scale" style:rel-height="scale"><draw:image xlink:href="media/image6.png" xlink:type="simple" xlink:show="embed" xlink:actuate="onLoad"/><svg:title/><svg:desc>Obraz zawierający tekst, diagram, linia, oprogramowanie

Opis wygenerowany automatycznie</svg:desc></draw:frame><text:soft-page-break/><draw:frame draw:style-name="a6" draw:name="Obraz 1" text:anchor-type="as-char" svg:x="0in" svg:y="0in" svg:width="5.6362in" svg:height="3.3338in" style:rel-width="scale" style:rel-height="scale"><draw:image xlink:href="media/image7.png" xlink:type="simple" xlink:show="embed" xlink:actuate="onLoad"/><svg:title/><svg:desc>Obraz zawierający tekst, zrzut ekranu, diagram, linia

Opis wygenerowany automatycznie</svg:desc></draw:frame><draw:frame draw:style-name="a7" draw:name="Obraz 1" text:anchor-type="as-char" svg:x="0in" svg:y="0in" svg:width="6.28213in" svg:height="5.37575in" style:rel-width="scale" style:rel-height="scale"><draw:image xlink:href="media/image8.png" xlink:type="simple" xlink:show="embed" xlink:actuate="onLoad"/><svg:title/><svg:desc>Obraz zawierający tekst, zrzut ekranu, Równolegle, linia

Opis wygenerowany automatycznie</svg:desc></draw:frame><text:soft-page-break/><draw:frame draw:style-name="a8" draw:name="Obraz 1" text:anchor-type="as-char" svg:x="0in" svg:y="0in" svg:width="5.70913in" svg:height="5.20906in" style:rel-width="scale" style:rel-height="scale"><draw:image xlink:href="media/image9.png" xlink:type="simple" xlink:show="embed" xlink:actuate="onLoad"/><svg:title/><svg:desc>Obraz zawierający tekst, zrzut ekranu, diagram, Równolegle

Opis wygenerowany automatycznie</svg:desc></draw:frame><draw:frame draw:style-name="a9" draw:name="Obraz 1" text:anchor-type="as-char" svg:x="0in" svg:y="0in" svg:width="4.97986in" svg:height="3.83387in" style:rel-width="scale" style:rel-height="scale"><draw:image xlink:href="media/image10.png" xlink:type="simple" xlink:show="embed" xlink:actuate="onLoad"/><svg:title/><svg:desc>Obraz zawierający tekst, zrzut ekranu, diagram, linia

Opis wygenerowany automatycznie</svg:desc></draw:frame><text:soft-page-break/><draw:frame draw:style-name="a10" draw:name="Obraz 1" text:anchor-type="as-char" svg:x="0in" svg:y="0in" svg:width="3.88596in" svg:height="3.75052in" style:rel-width="scale" style:rel-height="scale"><draw:image xlink:href="media/image11.png" xlink:type="simple" xlink:show="embed" xlink:actuate="onLoad"/><svg:title/><svg:desc>Obraz zawierający tekst, zrzut ekranu, diagram, linia

Opis wygenerowany automatycznie</svg:desc></draw:frame><draw:frame draw:style-name="a11" draw:name="Obraz 1" text:anchor-type="as-char" svg:x="0in" svg:y="0in" svg:width="5.25073in" svg:height="4.44854in" style:rel-width="scale" style:rel-height="scale"><draw:image xlink:href="media/image12.png" xlink:type="simple" xlink:show="embed" xlink:actuate="onLoad"/><svg:title/><svg:desc>Obraz zawierający tekst, zrzut ekranu, diagram, Równolegle

Opis wygenerowany automatycznie</svg:desc></draw:frame><text:soft-page-break/><draw:frame draw:style-name="a12" draw:name="Obraz 1" text:anchor-type="as-char" svg:x="0in" svg:y="0in" svg:width="6.12586in" svg:height="7.92819in" style:rel-width="scale" style:rel-height="scale"><draw:image xlink:href="media/image13.png" xlink:type="simple" xlink:show="embed" xlink:actuate="onLoad"/><svg:title/><svg:desc>Obraz zawierający tekst, zrzut ekranu, diagram, design

Opis wygenerowany automatycznie</svg:desc></draw:frame><text:soft-page-break/><draw:frame draw:style-name="a13" draw:name="Obraz 1" text:anchor-type="as-char" svg:x="0in" svg:y="0in" svg:width="6.23004in" svg:height="7.36561in" style:rel-width="scale" style:rel-height="scale"><draw:image xlink:href="media/image14.png" xlink:type="simple" xlink:show="embed" xlink:actuate="onLoad"/><svg:title/><svg:desc>Obraz zawierający tekst, zrzut ekranu, diagram, linia

Opis wygenerowany automatycznie</svg:desc></draw:frame><text:soft-page-break/><draw:frame draw:style-name="a14" draw:name="Obraz 1" text:anchor-type="as-char" svg:x="0in" svg:y="0in" svg:width="6.3in" svg:height="7.52847in" style:rel-width="scale" style:rel-height="scale"><draw:image xlink:href="media/image15.png" xlink:type="simple" xlink:show="embed" xlink:actuate="onLoad"/><svg:title/><svg:desc>Obraz zawierający tekst, diagram, zrzut ekranu, linia

Opis wygenerowany automatycznie</svg:desc></draw:frame><text:soft-page-break/><draw:frame draw:style-name="a15" draw:name="Obraz 1" text:anchor-type="as-char" svg:x="0in" svg:y="0in" svg:width="5.60495in" svg:height="7.20934in" style:rel-width="scale" style:rel-height="scale"><draw:image xlink:href="media/image16.png" xlink:type="simple" xlink:show="embed" xlink:actuate="onLoad"/><svg:title/><svg:desc>Obraz zawierający tekst, zrzut ekranu, diagram, Czcionka

Opis wygenerowany automatycznie</svg:desc></draw:frame><text:soft-page-break/><draw:frame draw:style-name="a16" draw:name="Obraz 1" text:anchor-type="as-char" svg:x="0in" svg:y="0in" svg:width="6.18836in" svg:height="7.31352in" style:rel-width="scale" style:rel-height="scale"><draw:image xlink:href="media/image17.png" xlink:type="simple" xlink:show="embed" xlink:actuate="onLoad"/><svg:title/><svg:desc>Obraz zawierający tekst, zrzut ekranu, diagram, linia

Opis wygenerowany automatycznie</svg:desc></draw:frame><text:soft-page-break/><draw:frame draw:style-name="a17" draw:name="Obraz 1" text:anchor-type="as-char" svg:x="0in" svg:y="0in" svg:width="6.3in" svg:height="6.56736in" style:rel-width="scale" style:rel-height="scale"><draw:image xlink:href="media/image18.png" xlink:type="simple" xlink:show="embed" xlink:actuate="onLoad"/><svg:title/><svg:desc>Obraz zawierający tekst, zrzut ekranu, diagram, linia

Opis wygenerowany automatycznie</svg:desc></draw:frame><text:soft-page-break/><draw:frame draw:style-name="a18" draw:name="Obraz 1" text:anchor-type="as-char" svg:x="0in" svg:y="0in" svg:width="6.3in" svg:height="5.36389in" style:rel-width="scale" style:rel-height="scale"><draw:image xlink:href="media/image19.png" xlink:type="simple" xlink:show="embed" xlink:actuate="onLoad"/><svg:title/><svg:desc>Obraz zawierający tekst, zrzut ekranu, Czcionka, diagram

Opis wygenerowany automatyczni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ł Pieniek</meta:initial-creator>
    <dc:creator>Michał Pieniek</dc:creator>
    <meta:creation-date>2024-01-10T21:23:00Z</meta:creation-date>
    <dc:date>2024-01-10T21:23:00Z</dc:date>
    <meta:template xlink:href="Normal.dotm" xlink:type="simple"/>
    <meta:editing-cycles>2</meta:editing-cycles>
    <meta:editing-duration>PT0S</meta:editing-duration>
    <meta:document-statistic meta:page-count="14" meta:paragraph-count="1" meta:word-count="3" meta:character-count="20" meta:row-count="1" meta:non-whitespace-character-count="18"/>
  </office:meta>
</office:document-meta>
</file>